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afafa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line draw:style-name="gr2" draw:text-style-name="P1" draw:layer="layout" svg:x1="1.75cm" svg:y1="2cm" svg:x2="4.75cm" svg:y2="4.25cm">
          <text:p/>
        </draw:line>
        <draw:line draw:style-name="gr2" draw:text-style-name="P1" draw:layer="layout" svg:x1="8cm" svg:y1="2cm" svg:x2="4.75cm" svg:y2="4.25cm">
          <text:p/>
        </draw:line>
        <draw:line draw:style-name="gr2" draw:text-style-name="P1" draw:layer="layout" svg:x1="4.5cm" svg:y1="9.5cm" svg:x2="4.75cm" svg:y2="4.25cm">
          <text:p/>
        </draw:line>
        <draw:line draw:style-name="gr2" draw:text-style-name="P1" draw:layer="layout" svg:x1="8cm" svg:y1="2cm" svg:x2="8cm" svg:y2="7.75cm">
          <text:p/>
        </draw:line>
        <draw:line draw:style-name="gr2" draw:text-style-name="P1" draw:layer="layout" svg:x1="4.5cm" svg:y1="9.5cm" svg:x2="8cm" svg:y2="7.75cm">
          <text:p/>
        </draw:line>
        <draw:line draw:style-name="gr2" draw:text-style-name="P1" draw:layer="layout" svg:x1="1.75cm" svg:y1="2cm" svg:x2="1.25cm" svg:y2="8.25cm">
          <text:p/>
        </draw:line>
        <draw:line draw:style-name="gr2" draw:text-style-name="P1" draw:layer="layout" svg:x1="4.5cm" svg:y1="9.5cm" svg:x2="1.25cm" svg:y2="8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6:50.820921257</dc:date>
    <meta:editing-duration>PT1H7M</meta:editing-duration>
    <meta:editing-cycles>13</meta:editing-cycles>
    <meta:generator>LibreOffice/7.0.6.2$Linux_X86_64 LibreOffice_project/00$Build-2</meta:generator>
    <meta:document-statistic meta:object-count="8"/>
  </office:meta>
</office:document-meta>
</file>